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327B4353358C5422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-0.0694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694in" fo:border="1pt solid #000001">
        <style:background-image/>
      </style:table-cell-properties>
    </style:style>
    <style:style style:name="Table2" style:family="table">
      <style:table-properties style:width="6.5in" fo:margin-left="-0.0694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694in" fo:border="1pt solid #000001">
        <style:background-image/>
      </style:table-cell-properties>
    </style:style>
    <style:style style:name="Table3" style:family="table">
      <style:table-properties style:width="6.5in" fo:margin-left="-0.0694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694in" fo:border="1pt solid #000001">
        <style:background-image/>
      </style:table-cell-properties>
    </style:style>
    <style:style style:name="Table4" style:family="table">
      <style:table-properties style:width="6.5in" fo:margin-left="-0.0694in" fo:margin-top="0in" fo:margin-bottom="0in" table:align="left" style:writing-mode="lr-tb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694in" fo:border="1pt solid #000001">
        <style:background-image/>
      </style:table-cell-properties>
    </style:style>
    <style:style style:name="Table5" style:family="table">
      <style:table-properties style:width="6.5in" fo:margin-left="-0.0694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694in" fo:border="1pt solid #000001">
        <style:background-image/>
      </style:table-cell-properties>
    </style:style>
    <style:style style:name="Table6" style:family="table">
      <style:table-properties style:width="6.5in" fo:margin-left="-0.0694in" fo:margin-top="0in" fo:margin-bottom="0in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694in" fo:border="1pt solid #000001">
        <style:background-image/>
      </style:table-cell-properties>
    </style:style>
    <style:style style:name="Table7" style:family="table">
      <style:table-properties style:width="6.5in" fo:margin-left="-0.0694in" fo:margin-top="0in" fo:margin-bottom="0in" table:align="left" style:writing-mode="lr-tb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694in" fo:border="1pt solid #000001">
        <style:background-image/>
      </style:table-cell-properties>
    </style:style>
    <style:style style:name="P1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P2" style:family="paragraph" style:parent-style-name="Standard">
      <style:text-properties fo:color="#172b4d" style:font-name="Roboto Mono" fo:font-size="10.5pt" style:font-name-asian="Roboto Mono1" style:font-size-asian="10.5pt" style:font-name-complex="Roboto Mono1" style:font-size-complex="10.5pt" fo:background-color="#ffffff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172b4d" style:font-name="Roboto Mono" fo:font-size="10.5pt" style:font-name-asian="Roboto Mono1" style:font-size-asian="10.5pt" style:font-name-complex="Roboto Mono1" style:font-size-complex="10.5pt" fo:background-color="#ffffff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font-name="Roboto Mono" fo:font-size="10.5pt" style:text-underline-style="solid" style:text-underline-width="auto" style:text-underline-color="font-color" style:font-name-asian="Roboto Mono1" style:font-size-asian="10.5pt" style:font-name-complex="Roboto Mono1" style:font-size-complex="10.5pt" fo:background-color="#ffffff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style:font-name="Consolas" fo:font-weight="bold" style:font-name-asian="Consolas1" style:font-weight-asian="bold" style:font-name-complex="Consolas1"/>
    </style:style>
    <style:style style:name="T5" style:family="text">
      <style:text-properties fo:font-weight="bold" style:font-weight-asian="bold"/>
    </style:style>
    <style:style style:name="T6" style:family="text">
      <style:text-properties fo:color="#172b4d" style:font-name="Roboto Mono" fo:font-size="10.5pt" style:font-name-asian="Roboto Mono1" style:font-size-asian="10.5pt" style:font-name-complex="Roboto Mono1" style:font-size-complex="10.5pt" fo:background-color="#ffffff"/>
    </style:style>
    <style:style style:name="T7" style:family="text">
      <style:text-properties fo:color="#172b4d" style:font-name="Roboto Mono" fo:font-size="10.5pt" officeooo:rsid="001984f4" style:font-name-asian="Roboto Mono1" style:font-size-asian="10.5pt" style:font-name-complex="Roboto Mono1" style:font-size-complex="10.5pt" fo:background-color="#ffffff"/>
    </style:style>
    <style:style style:name="T8" style:family="text">
      <style:text-properties fo:color="#172b4d" style:font-name="Roboto" fo:font-size="10.5pt" style:font-name-asian="Roboto1" style:font-size-asian="10.5pt" style:font-name-complex="Roboto1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k73r29nteflq"/>Download Bamboo</text:p>
      <text:p text:style-name="Standard"><text:a xlink:type="simple" xlink:href="https://confluence.atlassian.com/bamboo/installing-bamboo-on-linux-289276792.html" text:style-name="Internet_20_link" text:visited-style-name="Visited_20_Internet_20_Link"><text:span text:style-name="ListLabel_20_1"><text:span text:style-name="T1">https://confluence.atlassian.com/bamboo/installing-bamboo-on-linux-289276792.html</text:span></text:span></text:a> </text:p>
      <text:p text:style-name="Standard">1. Download tar file</text:p>
      <text:p text:style-name="Standard"><text:a xlink:type="simple" xlink:href="https://www.atlassian.com/software/bamboo/download" text:style-name="Internet_20_link" text:visited-style-name="Visited_20_Internet_20_Link"><text:span text:style-name="ListLabel_20_1"><text:span text:style-name="T1">https://www.atlassian.com/software/bamboo/download</text:span></text:span></text:a></text:p>
      <text:p text:style-name="Standard">2. Move tar to /tmp dir (ensure you correct the tarball filename)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3">mv ~/Downloads/</text:span><text:span text:style-name="T4">atlassian-bamboo-8.0.3.tar.gz</text:span><text:span text:style-name="T3"> /tmp/</text:span></text:p>
          </table:table-cell>
        </table:table-row>
      </table:table>
      <text:p text:style-name="Standard"/>
      <text:p text:style-name="Standard">3. Make "home" directory for bamboo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3">sudo mkdir -p /var/bamboo/bamboo-home</text:span></text:p>
          </table:table-cell>
        </table:table-row>
      </table:table>
      <text:p text:style-name="Standard"/>
      <text:p text:style-name="Heading_20_2"><text:bookmark text:name="_fr7k399ibjwd"/>Setup SystemD service</text:p>
      <text:p text:style-name="Standard"><text:a xlink:type="simple" xlink:href="https://confluence.atlassian.com/bamboo/running-bamboo-as-a-linux-service-416056046.html" text:style-name="Internet_20_link" text:visited-style-name="Visited_20_Internet_20_Link"><text:span text:style-name="ListLabel_20_1"><text:span text:style-name="T1">https://confluence.atlassian.com/bamboo/running-bamboo-as-a-linux-service-416056046.html</text:span></text:span></text:a></text:p>
      <text:p text:style-name="Standard"/>
      <text:p text:style-name="Standard">1. Make a user to run the bamboo process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udo useradd --create-home -c "Bamboo role account" bamboo</text:p>
            <text:p text:style-name="P3"/>
            <text:p text:style-name="P3">sudo mkdir -p /opt/atlassian/bamboo</text:p>
            <text:p text:style-name="P3">sudo chown bamboo: <text:s/>/opt/atlassian/bamboo</text:p>
            <text:p text:style-name="P3">sudo chown bamboo: <text:s/>/var/bamboo/bamboo-home</text:p>
            <text:p text:style-name="P3"/>
            <text:p text:style-name="P3">sudo su - bamboo</text:p>
          </table:table-cell>
        </table:table-row>
      </table:table>
      <text:p text:style-name="Standard"/>
      <text:p text:style-name="Standard">2. Extract bamboo into an installation directory, replace the file name with the real one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cd /opt/atlassian/bamboo</text:p>
            <text:p text:style-name="P3">tar zxvf /tmp/<text:span text:style-name="T5">atlassian-bamboo-X.Y.tar.gz</text:span></text:p>
            <text:p text:style-name="P3">ln -s <text:span text:style-name="T5">atlassian-bamboo-X.Y</text:span>/ current</text:p>
          </table:table-cell>
        </table:table-row>
      </table:table>
      <text:p text:style-name="Standard"/>
      <text:p text:style-name="Standard">3. Configure bamboo to use the directory we created</text:p>
      <text:p text:style-name="Standard">vi <text:span text:style-name="T6">current/atlassian-bamboo/WEB-INF/classes/bamboo-init.properties</text:span><text:span text:style-name="T8"> 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6">bamboo.home=/var/bamboo/bamboo-home</text:span></text:p>
          </table:table-cell>
        </table:table-row>
      </table:table>
      <text:p text:style-name="P2"/>
      <text:p text:style-name="Standard"><text:span text:style-name="T6">Switch back to your user ('exit')</text:span></text:p>
      <text:p text:style-name="P2"/>
      <text:p text:style-name="Standard"><text:span text:style-name="T6">4. </text:span>create file (youll need to be root)<text:span text:style-name="T6"> /etc/systemd/system/bamboo.service</text:span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"><text:span text:style-name="T6">[Unit]</text:span></text:p>
            <text:p text:style-name="P3"><text:span text:style-name="T6">Description=Atlassian Bamboo</text:span></text:p>
            <text:p text:style-name="P3"><text:span text:style-name="T6">After=syslog.target network.target</text:span></text:p>
            <text:p text:style-name="P4"/>
            <text:p text:style-name="P3"><text:span text:style-name="T6">[Service]</text:span></text:p>
            <text:p text:style-name="P3"><text:span text:style-name="T6">Type=forking</text:span></text:p>
            <text:p text:style-name="P3"><text:span text:style-name="T6">User=bamboo</text:span></text:p>
            <text:p text:style-name="P3"><text:span text:style-name="T6">ExecStart=/opt/atlassian/bamboo/current/bin/start-bamboo.sh</text:span></text:p>
            <text:p text:style-name="P3"><text:span text:style-name="T6">ExecStop=/opt/atlassian/bamboo/current/bin/stop-bamboo.sh</text:span></text:p>
            <text:p text:style-name="P3"><text:span text:style-name="T6">SuccessExitStatus=143</text:span></text:p>
            <text:p text:style-name="P4"/>
            <text:p text:style-name="P3"><text:span text:style-name="T6">[Install]</text:span></text:p>
            <text:p text:style-name="P3"><text:span text:style-name="T6">WantedBy=multi-user.target</text:span></text:p>
            <text:p text:style-name="P4"/>
          </table:table-cell>
        </table:table-row>
      </table:table>
      <text:p text:style-name="P2"/>
      <text:p text:style-name="Standard"><text:span text:style-name="T6">5. Configure bamboo to start on boot and run it</text:span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7">sudo </text:span><text:span text:style-name="T6">systemctl enable bamboo.service</text:span></text:p>
            <text:p text:style-name="P3"><text:span text:style-name="T7">sudo </text:span><text:span text:style-name="T6">systemctl start bamboo.service</text:span></text:p>
            <text:p text:style-name="P3"><text:span text:style-name="T7">sudo </text:span><text:span text:style-name="T6">systemctl status bamboo.service</text:span></text:p>
          </table:table-cell>
        </table:table-row>
      </table:table>
      <text:p text:style-name="P2"/>
      <text:p text:style-name="Heading_20_2"><text:bookmark text:name="_hg39zx73najt"/>Bamboo Initial setup</text:p>
      <text:p text:style-name="P2"/>
      <text:p text:style-name="Standard"><text:span text:style-name="T6">1. </text:span></text:p>
      <text:p text:style-name="Standard"><text:span text:style-name="T6">visit </text:span><text:a xlink:type="simple" xlink:href="http://localhost:8085/" text:style-name="Internet_20_link" text:visited-style-name="Visited_20_Internet_20_Link"><text:span text:style-name="ListLabel_20_2"><text:span text:style-name="T2">http://localhost:8085</text:span></text:span></text:a><text:span text:style-name="T6"> in your workspace browser</text:span></text:p>
      <text:p text:style-name="P2"/>
      <text:p text:style-name="Standard"><text:span text:style-name="T6">2. Register Bamboo</text:span></text:p>
      <text:p text:style-name="Standard"><text:span text:style-name="T6">Follow the link to get a key, create an atlassian account if you do not already have one.</text:span></text:p>
      <text:p text:style-name="Standard"><draw:frame draw:style-name="fr1" draw:name="image1.png" text:anchor-type="as-char" svg:width="4.9634in" svg:height="0.4055in" draw:z-index="0"><draw:image xlink:href="Pictures/1000020100000264000000327B4353358C542248.png" xlink:type="simple" xlink:show="embed" xlink:actuate="onLoad"/></draw:frame></text:p>
      <text:p text:style-name="Standard"><text:span text:style-name="T6">3. Perform express install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fo:color="#00000a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Roboto Mono" fo:font-family="'Roboto Mono'" style:font-family-generic="roman" style:font-pitch="variable" fo:font-size="10.5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10.5pt" style:font-name-complex="Roboto Mono1" style:font-family-complex="'Roboto Mono'" style:font-family-generic-complex="system" style:font-pitch-complex="variable" style:font-size-complex="10.5pt" fo:background-color="#ffffff"/>
    </style:style>
    <style:style style:name="ListLabel_20_3" style:display-name="ListLabel 3" style:family="text">
      <style:text-properties fo:color="#1155cc" style:text-underline-style="solid" style:text-underline-width="auto" style:text-underline-color="font-color"/>
    </style:style>
    <style:style style:name="ListLabel_20_4" style:display-name="ListLabel 4" style:family="text">
      <style:text-properties fo:color="#1155cc" style:font-name="Roboto Mono" fo:font-family="'Roboto Mono'" style:font-family-generic="roman" style:font-pitch="variable" fo:font-size="10.5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10.5pt" style:font-name-complex="Roboto Mono1" style:font-family-complex="'Roboto Mono'" style:font-family-generic-complex="system" style:font-pitch-complex="variable" style:font-size-complex="10.5pt" fo:background-color="#ffff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1807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2-06-06T14:29:43.834852893</dc:date>
    <meta:editing-cycles>3</meta:editing-cycles>
    <meta:editing-duration>PT27M46S</meta:editing-duration>
    <meta:generator>LibreOffice/5.3.6.1$Linux_X86_64 LibreOffice_project/30$Build-1</meta:generator>
    <meta:document-statistic meta:table-count="7" meta:image-count="1" meta:object-count="0" meta:page-count="2" meta:paragraph-count="47" meta:word-count="192" meta:character-count="1785" meta:non-whitespace-character-count="1635"/>
  </office:meta>
</office:document-meta>
</file>